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c7c00" draw:fill="solid" draw:fill-color="#e3e300" draw:textarea-horizontal-align="justify" draw:textarea-vertical-align="top" draw:auto-grow-height="false" fo:min-height="0.671cm" fo:min-width="7.144cm"/>
      <style:paragraph-properties style:writing-mode="lr-tb"/>
    </style:style>
    <style:style style:name="gr2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0.739cm" fo:min-width="7.84cm"/>
      <style:paragraph-properties style:writing-mode="lr-tb"/>
    </style:style>
    <style:style style:name="gr3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0.739cm" fo:min-width="7.399cm"/>
      <style:paragraph-properties style:writing-mode="lr-tb"/>
    </style:style>
    <style:style style:name="gr4" style:family="graphic" style:parent-style-name="objectwithoutfill">
      <style:graphic-properties draw:stroke="solid" draw:stroke-dash="Long_20_Dash" svg:stroke-color="#000000" draw:fill="solid" draw:textarea-vertical-align="middle"/>
    </style:style>
    <style:style style:name="gr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7c7c00" draw:fill="solid" draw:fill-color="#e3e300" draw:textarea-horizontal-align="justify" draw:textarea-vertical-align="top" draw:auto-grow-height="false" fo:min-height="1.346cm" fo:min-width="7.144cm"/>
      <style:paragraph-properties style:writing-mode="lr-tb"/>
    </style:style>
    <style:style style:name="gr7" style:family="graphic" style:parent-style-name="standard">
      <style:graphic-properties svg:stroke-color="#7c7c00" draw:fill="solid" draw:fill-color="#e3e300" draw:textarea-horizontal-align="justify" draw:textarea-vertical-align="top" draw:auto-grow-height="false" fo:min-height="1.12cm" fo:min-width="7.144cm"/>
      <style:paragraph-properties style:writing-mode="lr-tb"/>
    </style:style>
    <style:style style:name="gr8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1.119cm" fo:min-width="7.399cm"/>
      <style:paragraph-properties style:writing-mode="lr-tb"/>
    </style:style>
    <style:style style:name="gr9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1.668cm" fo:min-width="7.399cm"/>
      <style:paragraph-properties style:writing-mode="lr-tb"/>
    </style:style>
    <style:style style:name="gr10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0.846cm" fo:min-width="7.84cm"/>
      <style:paragraph-properties style:writing-mode="lr-tb"/>
    </style:style>
    <style:style style:name="gr11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1.941cm" fo:min-width="7.84cm"/>
      <style:paragraph-properties style:writing-mode="lr-tb"/>
    </style:style>
    <style:style style:name="gr12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0.99cm" fo:min-width="7.399cm"/>
      <style:paragraph-properties style:writing-mode="lr-tb"/>
    </style:style>
    <style:style style:name="gr13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1.123cm" fo:min-width="7.399cm"/>
      <style:paragraph-properties style:writing-mode="lr-tb"/>
    </style:style>
    <style:style style:name="gr14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1.465cm" fo:min-width="7.399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e3e300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d0d0d0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fo:font-size="12pt" style:font-size-asian="13pt" style:font-size-complex="13pt"/>
    </style:style>
    <style:style style:name="P6" style:family="paragraph">
      <loext:graphic-properties draw:fill="solid" draw:fill-color="#d0d0d0"/>
      <style:paragraph-properties fo:text-align="center" style:writing-mode="lr-tb"/>
      <style:text-properties fo:font-size="12pt" style:font-size-asian="13pt" style:font-size-complex="13pt"/>
    </style:style>
    <style:style style:name="P7" style:family="paragraph">
      <loext:graphic-properties draw:fill="solid"/>
      <style:paragraph-properties fo:text-align="center"/>
      <style:text-properties fo:font-size="12pt"/>
    </style:style>
    <style:style style:name="P8" style:family="paragraph">
      <loext:graphic-properties draw:fill-color="#ffffff"/>
      <style:paragraph-properties fo:text-align="center"/>
      <style:text-properties fo:font-size="12pt"/>
    </style:style>
    <style:style style:name="P9" style:family="paragraph">
      <loext:graphic-properties draw:fill="solid" draw:fill-color="#e3e300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d0d0d0"/>
      <style:paragraph-properties fo:text-align="start" style:writing-mode="lr-tb"/>
      <style:text-properties fo:font-size="12pt" style:font-size-asian="12pt" style:font-size-complex="12pt"/>
    </style:style>
    <style:style style:name="P11" style:family="paragraph">
      <style:paragraph-properties fo:text-align="start" style:writing-mode="lr-tb"/>
      <style:text-properties fo:font-size="12pt" style:font-size-asian="11pt" style:font-size-complex="11pt"/>
    </style:style>
    <style:style style:name="P12" style:family="paragraph">
      <loext:graphic-properties draw:fill="solid" draw:fill-color="#d0d0d0"/>
      <style:paragraph-properties fo:text-align="start" style:writing-mode="lr-tb"/>
      <style:text-properties fo:font-size="12pt" style:font-size-asian="11pt" style:font-size-complex="11pt"/>
    </style:style>
    <style:style style:name="P13" style:family="paragraph"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solid" draw:fill-color="#d0d0d0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>
      <style:paragraph-properties fo:text-align="start" style:writing-mode="lr-tb"/>
      <style:text-properties fo:font-size="12pt" fo:font-weight="normal" style:font-size-asian="11pt" style:font-weight-asian="normal" style:font-size-complex="11pt" style:font-weight-complex="normal"/>
    </style:style>
    <style:style style:name="P16" style:family="paragraph">
      <loext:graphic-properties draw:fill="solid" draw:fill-color="#d0d0d0"/>
      <style:paragraph-properties fo:text-align="start" style:writing-mode="lr-tb"/>
      <style:text-properties fo:font-size="12pt" fo:font-weight="normal" style:font-size-asian="11pt" style:font-weight-asian="normal" style:font-size-complex="11pt" style:font-weight-complex="normal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weight="normal" style:font-size-asian="11pt" style:font-weight-asian="normal" style:font-size-complex="11pt" style:font-weight-complex="normal"/>
    </style:style>
    <style:style style:name="T2" style:family="text">
      <style:text-properties fo:font-weight="normal" style:font-size-asian="12pt" style:font-weight-asian="normal" style:font-size-complex="12pt" style:font-weight-complex="normal"/>
    </style:style>
    <style:style style:name="T3" style:family="text">
      <style:text-properties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size-asian="13pt" style:font-weight-asian="bold" style:font-size-complex="13pt" style:font-weight-complex="bold"/>
    </style:style>
    <style:style style:name="T5" style:family="text">
      <style:text-properties style:font-size-asian="11pt" style:font-size-complex="11pt"/>
    </style:style>
    <style:style style:name="T6" style:family="text">
      <style:text-properties fo:font-style="italic" style:font-size-asian="11pt" style:font-style-asian="italic" style:font-size-complex="11pt" style:font-style-complex="italic"/>
    </style:style>
    <style:style style:name="T7" style:family="text">
      <style:text-properties fo:font-weight="normal" style:font-size-asian="14pt" style:font-weight-asian="normal" style:font-size-complex="14pt" style:font-weight-complex="normal"/>
    </style:style>
    <style:style style:name="T8" style:family="text">
      <style:text-properties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644cm" svg:height="0.921cm" svg:x="8.27cm" svg:y="1.427cm">
          <text:p text:style-name="P1"><text:span text:style-name="T1">+ targets</text:span></text:p>
          <text:p text:style-name="P1"><text:span text:style-name="T1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34cm" svg:height="0.989cm" svg:x="8.17cm" svg:y="6.595cm">
          <text:p text:style-name="P3"><text:span text:style-name="T3"><text:s/></text:span><text:span text:style-name="T3">MinimalDensityAlgorithm</text:span></text:p>
          <text:p text:style-name="P3"><text:span text:style-name="T3"/></text:p>
          <text:p text:style-name="P1"><text:span text:style-name="T1"><text:s text:c="2"/>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899cm" svg:height="0.989cm" svg:x="0.006cm" svg:y="6.595cm">
          <text:p text:style-name="P5"><text:span text:style-name="T4">AlternateTargetAlgorithm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6.35cm" svg:y1="6.595cm" svg:x2="8.521cm" svg:y2="3.949cm">
          <text:p/>
        </draw:line>
        <draw:custom-shape draw:style-name="gr5" draw:text-style-name="P8" draw:layer="layout" svg:width="0.796cm" svg:height="0.526cm" draw:transform="skewX (-0.0684169066781778) rotate (-0.838107106807678) translate (8.286cm 3.6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2.098cm" svg:y1="6.595cm" svg:x2="12.098cm" svg:y2="3.944cm">
          <text:p/>
        </draw:line>
        <draw:custom-shape draw:style-name="gr5" draw:text-style-name="P8" draw:layer="layout" svg:width="0.764cm" svg:height="0.548cm" svg:x="11.743cm" svg:y="3.9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7.644cm" svg:height="1.596cm" svg:x="8.27cm" svg:y="2.348cm">
          <text:p text:style-name="P1"><text:span text:style-name="T1"># abstract methods <text:s text:c="5"/></text:span></text:p>
          <text:p text:style-name="P1"><text:span text:style-name="T2">+ get_next_target(self, *args):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644cm" svg:height="1.37cm" svg:x="8.27cm" svg:y="0.057cm">
          <text:p text:style-name="P3"><text:span text:style-name="T5">&lt;&lt;</text:span><text:span text:style-name="T6">Abstract</text:span><text:span text:style-name="T5">&gt;&gt;</text:span></text:p>
          <text:p text:style-name="P3"><text:span text:style-name="T3">RouteRecommenderAlgorith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7.899cm" svg:height="1.369cm" svg:x="0.006cm" svg:y="7.583cm">
          <text:p text:style-name="P1"><text:span text:style-name="T7">- first_target_index</text:span></text:p>
          <text:p text:style-name="P1"><text:span text:style-name="T7">- count</text:span></text:p>
          <text:p text:style-name="P1"><text:span text:style-name="T2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899cm" svg:height="1.918cm" svg:x="0.006cm" svg:y="8.894cm">
          <text:p text:style-name="P11"><text:span text:style-name="T8"># methods </text:span></text:p>
          <text:p text:style-name="P11"><text:span text:style-name="T8">+ get_next_target(self, *args) <text:s text:c="3"/></text:span></text:p>
          <text:p text:style-name="P11"><text:span text:style-name="T8">- iterate_through_targets()</text:span></text:p>
          <text:p text:style-name="P1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8.34cm" svg:height="1.096cm" svg:x="8.17cm" svg:y="7.583cm">
          <text:p text:style-name="P13"><text:span text:style-name="T7">- is_prefer_short_rou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34cm" svg:height="2.191cm" svg:x="8.17cm" svg:y="8.679cm">
          <text:p text:style-name="P11"><text:span text:style-name="T8"># methods </text:span></text:p>
          <text:p text:style-name="P11"><text:span text:style-name="T8">+ get_next_target(self, *args) <text:s text:c="3"/></text:span></text:p>
          <text:p text:style-name="P11"><text:span text:style-name="T8">- get_index()</text:span></text:p>
          <text:p text:style-name="P11"><text:span text:style-name="T8">- get_index_in_case_of_multiple_routes()</text:span></text:p>
          <text:p text:style-name="P1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7.899cm" svg:height="1.24cm" svg:x="16.787cm" svg:y="6.594cm">
          <text:p text:style-name="P3"><text:span text:style-name="T3">AvoidCongestionAlgorithm</text:span></text:p>
          <text:p text:style-name="P3"><text:span text:style-name="T3"/></text:p>
          <text:p text:style-name="P1"><text:span text:style-name="T1"><text:s text:c="2"/>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7.899cm" svg:height="1.373cm" svg:x="16.787cm" svg:y="7.834cm">
          <text:p text:style-name="P15"><text:span text:style-name="T8">- alternative_route_id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7.899cm" svg:height="1.715cm" svg:x="16.787cm" svg:y="9.207cm">
          <text:p text:style-name="P11"><text:span text:style-name="T8"># methods </text:span></text:p>
          <text:p text:style-name="P11"><text:span text:style-name="T8">+ get_next_target(self, *args) <text:s text:c="3"/></text:span></text:p>
          <text:p text:style-name="P11"><text:span text:style-name="T1"/></text:p>
          <text:p text:style-name="P1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17.78cm" svg:y1="6.594cm" svg:x2="15.663cm" svg:y2="3.949cm">
          <text:p/>
        </draw:line>
        <draw:custom-shape draw:style-name="gr5" draw:text-style-name="P8" draw:layer="layout" svg:width="0.796cm" svg:height="0.525cm" draw:transform="skewX (0.0741764932097589) rotate (-0.838107106807678) translate (15.758cm 3.668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3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29cm" fo:margin-bottom="0cm" fo:text-indent="0cm"/>
      <style:text-properties fo:font-size="30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22cm" fo:margin-bottom="0cm" fo:text-indent="0cm"/>
      <style:text-properties fo:font-size="25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14cm" fo:margin-bottom="0cm" fo:text-indent="0cm"/>
      <style:text-properties fo:font-size="21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7cm" fo:margin-bottom="0cm" fo:text-indent="0cm"/>
      <style:text-properties fo:font-size="21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7cm" fo:margin-bottom="0cm" fo:text-indent="0cm"/>
      <style:text-properties fo:font-size="21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7cm" fo:margin-bottom="0cm" fo:text-indent="0cm"/>
      <style:text-properties fo:font-size="21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7cm" fo:margin-bottom="0cm" fo:text-indent="0cm"/>
      <style:text-properties fo:font-size="21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7cm" fo:margin-bottom="0cm" fo:text-indent="0cm"/>
      <style:text-properties fo:font-size="21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.892cm" fo:page-height="10.92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947cm" svg:x="1cm" svg:y="4.299cm"/>
      <draw:page-thumbnail draw:layer="backgroundobjects" svg:width="8.999cm" svg:height="3.947cm" svg:x="1cm" svg:y="12.875cm"/>
      <draw:page-thumbnail draw:layer="backgroundobjects" svg:width="8.999cm" svg:height="3.947cm" svg:x="1cm" svg:y="21.451cm"/>
      <draw:page-thumbnail draw:layer="backgroundobjects" svg:width="8.999cm" svg:height="3.947cm" svg:x="11cm" svg:y="4.299cm"/>
      <draw:page-thumbnail draw:layer="backgroundobjects" svg:width="8.999cm" svg:height="3.947cm" svg:x="11cm" svg:y="12.875cm"/>
      <draw:page-thumbnail draw:layer="backgroundobjects" svg:width="8.999cm" svg:height="3.947cm" svg:x="11cm" svg:y="21.451cm"/>
    </style:handout-master>
    <style:master-page style:name="Default" style:page-layout-name="PM1" draw:style-name="Mdp1">
      <draw:frame presentation:style-name="Default-title" draw:layer="backgroundobjects" svg:width="25.199cm" svg:height="2.826cm" svg:x="1.4cm" svg:y="0.675cm" presentation:class="title" presentation:placeholder="true">
        <draw:text-box/>
      </draw:frame>
      <draw:frame presentation:style-name="Default-outline1" draw:layer="backgroundobjects" svg:width="25.199cm" svg:height="9.819cm" svg:x="1.4cm" svg:y="3.961cm" presentation:class="outline" presentation:placeholder="true">
        <draw:text-box/>
      </draw:frame>
      <draw:frame presentation:style-name="Mpr1" draw:text-style-name="MP2" draw:layer="backgroundobjects" svg:width="6.523cm" svg:height="1.166cm" svg:x="1.4cm" svg:y="15.42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166cm" svg:x="9.576cm" svg:y="15.42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166cm" svg:x="20.076cm" svg:y="15.42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4T09:40:10.814793220</meta:creation-date>
    <dc:date>2024-02-19T16:29:37.521148574</dc:date>
    <meta:editing-duration>PT59M5S</meta:editing-duration>
    <meta:editing-cycles>23</meta:editing-cycles>
    <meta:generator>LibreOffice/6.4.7.2$Linux_X86_64 LibreOffice_project/40$Build-2</meta:generator>
    <meta:document-statistic meta:object-count="41"/>
  </office:meta>
</office:document-meta>
</file>